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" style:font-family-generic="swiss"/>
    <style:font-face style:name="Hack1" svg:font-family="Hack" style:font-pitch="fixed"/>
    <style:font-face style:name="Hack" svg:font-family="Hack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Negrito" style:font-family-generic="swiss" style:font-pitch="variable"/>
    <style:font-face style:name="Open Sans2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1cm" table:align="center" fo:background-color="transparent">
        <style:background-image/>
      </style:table-properties>
    </style:style>
    <style:style style:name="Tabela1.A" style:family="table-column">
      <style:table-column-properties style:column-width="5.498cm"/>
    </style:style>
    <style:style style:name="Tabela1.B" style:family="table-column">
      <style:table-column-properties style:column-width="5.502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style:vertical-align="middle" fo:padding="0.097cm" fo:border-left="0.5pt fine-dashed #ec9ba4" fo:border-right="none" fo:border-top="0.5pt fine-dashed #ec9ba4" fo:border-bottom="0.5pt fine-dashed #ec9ba4" style:writing-mode="page"/>
    </style:style>
    <style:style style:name="Tabela1.B1" style:family="table-cell">
      <style:table-cell-properties style:vertical-align="middle" fo:padding="0.097cm" fo:border="0.5pt fine-dashed #ec9ba4" style:writing-mode="page"/>
    </style:style>
    <style:style style:name="Tabela1.2" style:family="table-row">
      <style:table-row-properties style:min-row-height="2.006cm" fo:background-color="transparent">
        <style:background-image/>
      </style:table-row-properties>
    </style:style>
    <style:style style:name="Tabela1.A2" style:family="table-cell">
      <style:table-cell-properties style:vertical-align="middle" fo:padding="0.097cm" fo:border-left="0.5pt fine-dashed #ec9ba4" fo:border-right="none" fo:border-top="none" fo:border-bottom="0.5pt fine-dashed #ec9ba4" style:writing-mode="page"/>
    </style:style>
    <style:style style:name="Tabela1.B2" style:family="table-cell">
      <style:table-cell-properties style:vertical-align="middle" fo:padding="0.097cm" fo:border-left="0.5pt fine-dashed #ec9ba4" fo:border-right="0.5pt fine-dashed #ec9ba4" fo:border-top="none" fo:border-bottom="0.5pt fine-dashed #ec9ba4" style:writing-mode="page"/>
    </style:style>
    <style:style style:name="P1" style:family="paragraph" style:parent-style-name="Title">
      <style:text-properties style:font-name="Open Sans"/>
    </style:style>
    <style:style style:name="P2" style:family="paragraph" style:parent-style-name="Table_20_Contents">
      <style:paragraph-properties fo:text-align="center" style:justify-single-word="false"/>
      <style:text-properties style:font-name="Open Sans" officeooo:rsid="00084c83" officeooo:paragraph-rsid="00084c83"/>
    </style:style>
    <style:style style:name="P3" style:family="paragraph" style:parent-style-name="Text_20_body">
      <style:paragraph-properties>
        <style:tab-stops>
          <style:tab-stop style:position="2.487cm"/>
        </style:tab-stops>
      </style:paragraph-properties>
      <style:text-properties style:font-name="Open Sans" officeooo:rsid="000734a2" officeooo:paragraph-rsid="000734a2"/>
    </style:style>
    <style:style style:name="P4" style:family="paragraph" style:parent-style-name="Text_20_body">
      <style:text-properties style:font-name="Open Sans" officeooo:paragraph-rsid="000734a2"/>
    </style:style>
    <style:style style:name="P5" style:family="paragraph" style:parent-style-name="Text_20_body">
      <style:paragraph-properties fo:text-align="start" style:justify-single-word="false"/>
      <style:text-properties style:font-name="Open Sans" officeooo:rsid="000a3acd" officeooo:paragraph-rsid="000a3acd"/>
    </style:style>
    <style:style style:name="P6" style:family="paragraph" style:parent-style-name="Text_20_body">
      <style:text-properties style:font-name="Open Sans" officeooo:rsid="000b4bf1" officeooo:paragraph-rsid="000b4bf1"/>
    </style:style>
    <style:style style:name="P7" style:family="paragraph" style:parent-style-name="Standard">
      <loext:graphic-properties draw:fill="solid" draw:fill-color="#cccccc" draw:opacity="100%"/>
      <style:paragraph-properties fo:margin-left="1.27cm" fo:margin-right="0cm" fo:text-align="start" style:justify-single-word="false" fo:text-indent="0cm" style:auto-text-indent="false" fo:background-color="#cccccc"/>
      <style:text-properties style:font-name="Hack1" officeooo:paragraph-rsid="00156cc0"/>
    </style:style>
    <style:style style:name="P8" style:family="paragraph" style:parent-style-name="Standard">
      <loext:graphic-properties draw:fill="solid" draw:fill-color="#cccccc" draw:opacity="100%"/>
      <style:paragraph-properties fo:margin-left="1.27cm" fo:margin-right="0cm" fo:text-align="start" style:justify-single-word="false" fo:text-indent="0cm" style:auto-text-indent="false" fo:background-color="#cccccc"/>
      <style:text-properties style:font-name="Hack1" fo:font-size="9pt" officeooo:rsid="000b4bf1" officeooo:paragraph-rsid="00156cc0" style:font-size-asian="9pt" style:font-size-complex="9pt"/>
    </style:style>
    <style:style style:name="P9" style:family="paragraph" style:parent-style-name="Standard">
      <loext:graphic-properties draw:fill="solid" draw:fill-color="#cccccc" draw:opacity="100%"/>
      <style:paragraph-properties fo:margin-left="1.27cm" fo:margin-right="0cm" fo:text-align="start" style:justify-single-word="false" fo:text-indent="0cm" style:auto-text-indent="false" fo:background-color="#cccccc"/>
      <style:text-properties style:font-name="Hack1" fo:font-size="9pt" style:text-underline-style="none" officeooo:rsid="000b4bf1" officeooo:paragraph-rsid="00156cc0" style:font-size-asian="9pt" style:font-size-complex="9pt"/>
    </style:style>
    <style:style style:name="P10" style:family="paragraph" style:parent-style-name="Standard">
      <loext:graphic-properties draw:fill="none" draw:fill-color="#ffffff" draw:opacity="100%"/>
      <style:paragraph-properties fo:margin-left="1.27cm" fo:margin-right="0cm" fo:text-align="start" style:justify-single-word="false" fo:text-indent="0cm" style:auto-text-indent="false" fo:background-color="transparent"/>
      <style:text-properties style:font-name="Open Sans" fo:font-size="12pt" style:text-underline-style="none" officeooo:rsid="000b4bf1" officeooo:paragraph-rsid="00156cc0" style:font-size-asian="12pt" style:font-size-complex="12pt"/>
    </style:style>
    <style:style style:name="P11" style:family="paragraph" style:parent-style-name="Text_20_body">
      <loext:graphic-properties draw:fill="solid" draw:fill-color="#cccccc" draw:opacity="100%"/>
      <style:paragraph-properties fo:margin-left="1.27cm" fo:margin-right="0cm" fo:text-indent="0cm" style:auto-text-indent="false" fo:background-color="#cccccc"/>
      <style:text-properties style:font-name="Hack1" fo:font-size="9pt" fo:font-style="normal" fo:font-weight="normal" officeooo:paragraph-rsid="0017526b" style:font-size-asian="9pt" style:font-style-asian="normal" style:font-weight-asian="normal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Open Sans" officeooo:rsid="000b4bf1" officeooo:paragraph-rsid="00156cc0"/>
    </style:style>
    <style:style style:name="P13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officeooo:rsid="000b4bf1" officeooo:paragraph-rsid="00156cc0" style:font-size-asian="12pt" style:font-size-complex="12pt"/>
    </style:style>
    <style:style style:name="P14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officeooo:rsid="001959a2" officeooo:paragraph-rsid="001959a2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Open Sans" fo:font-size="12pt" fo:font-style="normal" fo:font-weight="normal" officeooo:paragraph-rsid="00156cc0" style:font-size-asian="10.5pt" style:font-style-asian="normal" style:font-weight-asian="normal" style:font-size-complex="12pt"/>
    </style:style>
    <style:style style:name="P16" style:family="paragraph" style:parent-style-name="Text_20_body">
      <style:paragraph-properties fo:margin-top="0.101cm" fo:margin-bottom="0.101cm" style:contextual-spacing="false" fo:line-height="100%"/>
      <style:text-properties style:font-name="Open Sans" officeooo:rsid="000b4bf1" officeooo:paragraph-rsid="0017526b"/>
    </style:style>
    <style:style style:name="P17" style:family="paragraph" style:parent-style-name="Heading_20_3">
      <style:text-properties style:font-name="Open Sans"/>
    </style:style>
    <style:style style:name="P18" style:family="paragraph" style:parent-style-name="Heading_20_3">
      <style:text-properties officeooo:rsid="000b4bf1" officeooo:paragraph-rsid="000b4bf1"/>
    </style:style>
    <style:style style:name="P19" style:family="paragraph" style:parent-style-name="Heading_20_3">
      <style:paragraph-properties fo:line-height="100%"/>
    </style:style>
    <style:style style:name="P20" style:family="paragraph" style:parent-style-name="Standard" style:list-style-name="L3">
      <style:paragraph-properties fo:text-align="justify" style:justify-single-word="false"/>
      <style:text-properties style:font-name="Open Sans" officeooo:rsid="000b4bf1" officeooo:paragraph-rsid="00156cc0"/>
    </style:style>
    <style:style style:name="P21" style:family="paragraph" style:parent-style-name="Standard" style:list-style-name="L4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officeooo:rsid="000b4bf1" officeooo:paragraph-rsid="00156cc0"/>
    </style:style>
    <style:style style:name="P22" style:family="paragraph" style:parent-style-name="Standard" style:list-style-name="L4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officeooo:rsid="00156cc0" officeooo:paragraph-rsid="00156cc0"/>
    </style:style>
    <style:style style:name="P23" style:family="paragraph" style:parent-style-name="Standard" style:list-style-name="L5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officeooo:rsid="000b4bf1" officeooo:paragraph-rsid="00156cc0" style:font-size-asian="12pt" style:font-size-complex="12pt"/>
    </style:style>
    <style:style style:name="P24" style:family="paragraph" style:parent-style-name="Standard" style:list-style-name="L7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officeooo:rsid="000b4bf1" officeooo:paragraph-rsid="00156cc0" style:font-size-asian="12pt" style:font-size-complex="12pt"/>
    </style:style>
    <style:style style:name="P25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officeooo:rsid="001959a2" officeooo:paragraph-rsid="001959a2" style:font-size-asian="12pt" style:font-size-complex="12pt"/>
    </style:style>
    <style:style style:name="P26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officeooo:rsid="001a5b71" officeooo:paragraph-rsid="001ee139" style:font-size-asian="12pt" style:font-size-complex="12pt"/>
    </style:style>
    <style:style style:name="P27" style:family="paragraph" style:parent-style-name="Standard" style:list-style-name="L6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style:text-underline-style="none" officeooo:rsid="000b4bf1" officeooo:paragraph-rsid="00156cc0" style:font-size-asian="12pt" style:font-size-complex="12pt"/>
    </style:style>
    <style:style style:name="P28" style:family="paragraph" style:parent-style-name="Standard" style:list-style-name="L4">
      <loext:graphic-properties draw:fill="none" draw:fill-color="#ffffff" draw:opacity="100%"/>
      <style:paragraph-properties fo:text-align="start" style:justify-single-word="false" fo:background-color="transparent"/>
      <style:text-properties officeooo:paragraph-rsid="00156cc0"/>
    </style:style>
    <style:style style:name="P29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style:font-name="Hack1" fo:font-size="9pt" officeooo:rsid="001a5b71" officeooo:paragraph-rsid="001ee139" style:font-size-asian="9pt" style:font-size-complex="9pt"/>
    </style:style>
    <style:style style:name="P30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Hack1" fo:font-size="9pt" officeooo:rsid="001a5b71" officeooo:paragraph-rsid="001ee139" style:font-size-asian="9pt" style:font-size-complex="9pt"/>
    </style:style>
    <style:style style:name="P31" style:family="paragraph" style:parent-style-name="Standard">
      <loext:graphic-properties draw:fill="solid" draw:fill-color="#cccccc" draw:opacity="100%"/>
      <style:paragraph-properties fo:background-color="#cccccc"/>
      <style:text-properties style:font-name="Hack" fo:font-size="9pt" officeooo:rsid="000b4bf1" officeooo:paragraph-rsid="001bc490" style:font-size-asian="9pt" style:font-size-complex="9pt"/>
    </style:style>
    <style:style style:name="P32" style:family="paragraph" style:parent-style-name="Standard">
      <loext:graphic-properties draw:fill="solid" draw:fill-color="#cccccc" draw:opacity="100%"/>
      <style:paragraph-properties fo:background-color="#cccccc"/>
      <style:text-properties style:font-name="Hack" fo:font-size="9pt" style:font-size-asian="9pt" style:font-size-complex="9pt"/>
    </style:style>
    <style:style style:name="P33" style:family="paragraph" style:parent-style-name="Standard">
      <loext:graphic-properties draw:fill="none" draw:fill-color="#ffffff" draw:opacity="100%"/>
      <style:paragraph-properties fo:background-color="transparent"/>
      <style:text-properties style:font-name="OpenSans" fo:font-size="12pt" officeooo:rsid="000b4bf1" officeooo:paragraph-rsid="001bc490" style:font-size-asian="12pt" style:font-size-complex="12pt"/>
    </style:style>
    <style:style style:name="P34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OpenSans" fo:font-size="12pt" officeooo:rsid="001bcfec" officeooo:paragraph-rsid="001bcfec" style:font-size-asian="12pt" style:font-size-complex="12pt"/>
    </style:style>
    <style:style style:name="P35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OpenSans" fo:font-size="12pt" officeooo:rsid="000b4bf1" officeooo:paragraph-rsid="001bc490" style:font-size-asian="12pt" style:font-size-complex="12pt"/>
    </style:style>
    <style:style style:name="P36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OpenSans" fo:font-size="12pt" officeooo:rsid="001c6b08" officeooo:paragraph-rsid="001c6b08" style:font-size-asian="12pt" style:font-size-complex="12pt"/>
    </style:style>
    <style:style style:name="P37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OpenSans" fo:font-size="12pt" fo:font-weight="bold" officeooo:rsid="001bcfec" officeooo:paragraph-rsid="001bcfec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 draw:fill-color="#ffffff" draw:opacity="100%"/>
      <style:paragraph-properties fo:line-height="100%" fo:text-align="start" style:justify-single-word="false" fo:background-color="transparent"/>
      <style:text-properties officeooo:rsid="001a5b71" officeooo:paragraph-rsid="001ee139"/>
    </style:style>
    <style:style style:name="P39" style:family="paragraph" style:parent-style-name="Standard">
      <loext:graphic-properties draw:fill="none" draw:fill-color="#ffffff" draw:opacity="100%"/>
      <style:paragraph-properties fo:margin-left="1.27cm" fo:margin-right="0cm" fo:text-align="start" style:justify-single-word="false" fo:text-indent="0cm" style:auto-text-indent="false" fo:background-color="transparent"/>
      <style:text-properties style:font-name="Open Sans" fo:font-size="12pt" officeooo:rsid="000b4bf1" officeooo:paragraph-rsid="00156cc0" style:font-size-asian="12pt" style:font-size-complex="12pt"/>
    </style:style>
    <style:style style:name="P40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" fo:font-size="12pt" officeooo:rsid="000b4bf1" officeooo:paragraph-rsid="00156cc0" style:font-size-asian="12pt" style:font-size-complex="12pt"/>
    </style:style>
    <style:style style:name="P41" style:family="paragraph" style:parent-style-name="Table_20_Contents" style:list-style-name="L1">
      <style:paragraph-properties fo:text-align="start" style:justify-single-word="false"/>
      <style:text-properties style:font-name="Open Sans" officeooo:rsid="00084c83" officeooo:paragraph-rsid="00084c83"/>
    </style:style>
    <style:style style:name="P42" style:family="paragraph" style:parent-style-name="Text_20_body">
      <style:paragraph-properties fo:line-height="100%"/>
      <style:text-properties officeooo:rsid="001bc490" officeooo:paragraph-rsid="001bc490"/>
    </style:style>
    <style:style style:name="P43" style:family="paragraph" style:parent-style-name="Text_20_body">
      <loext:graphic-properties draw:fill="solid" draw:fill-color="#cccccc" draw:opacity="100%"/>
      <style:paragraph-properties fo:background-color="#cccccc"/>
      <style:text-properties style:font-name="Hack1" fo:font-size="9pt" officeooo:rsid="000b4bf1" officeooo:paragraph-rsid="001bc490" style:font-size-asian="9pt" style:font-size-complex="9pt"/>
    </style:style>
    <style:style style:name="P44" style:family="paragraph" style:parent-style-name="Text_20_body">
      <loext:graphic-properties draw:fill="none" draw:fill-color="#ffffff" draw:opacity="100%"/>
      <style:paragraph-properties fo:background-color="transparent"/>
      <style:text-properties style:font-name="Hack1" fo:font-size="9pt" officeooo:rsid="000b4bf1" officeooo:paragraph-rsid="001bc490" style:font-size-asian="9pt" style:font-size-complex="9pt"/>
    </style:style>
    <style:style style:name="P45" style:family="paragraph" style:parent-style-name="Text_20_body">
      <loext:graphic-properties draw:fill="none" draw:fill-color="#ffffff" draw:opacity="100%"/>
      <style:paragraph-properties fo:background-color="transparent"/>
      <style:text-properties style:font-name="Open Sans2" fo:font-size="12pt" officeooo:rsid="001bc490" officeooo:paragraph-rsid="001bcfec" style:font-size-asian="12pt" style:font-size-complex="12pt"/>
    </style:style>
    <style:style style:name="P46" style:family="paragraph" style:parent-style-name="Text_20_body" style:list-style-name="L2">
      <style:paragraph-properties fo:margin-top="0.101cm" fo:margin-bottom="0.101cm" style:contextual-spacing="false" fo:line-height="100%"/>
      <style:text-properties style:font-name="Open Sans" officeooo:rsid="000b4bf1" officeooo:paragraph-rsid="0017526b"/>
    </style:style>
    <style:style style:name="T1" style:family="text">
      <style:text-properties officeooo:rsid="000734a2"/>
    </style:style>
    <style:style style:name="T2" style:family="text">
      <style:text-properties fo:color="#c20aba" loext:opacity="100%" officeooo:rsid="000734a2" fo:background-color="#f7d1d5" loext:char-shading-value="0"/>
    </style:style>
    <style:style style:name="T3" style:family="text">
      <style:text-properties fo:color="#c20aba" loext:opacity="100%" fo:font-size="12pt" fo:letter-spacing="normal" fo:font-style="normal" fo:font-weight="normal" officeooo:rsid="000734a2" fo:background-color="#f7d1d5" loext:char-shading-value="0" style:font-style-asian="normal" style:font-style-complex="normal"/>
    </style:style>
    <style:style style:name="T4" style:family="text">
      <style:text-properties officeooo:rsid="000ba770"/>
    </style:style>
    <style:style style:name="T5" style:family="text">
      <style:text-properties style:font-name="Open Sans" officeooo:rsid="000b4bf1"/>
    </style:style>
    <style:style style:name="T6" style:family="text">
      <style:text-properties style:font-name="Open Sans" officeooo:rsid="00156cc0"/>
    </style:style>
    <style:style style:name="T7" style:family="text">
      <style:text-properties fo:font-size="9pt" officeooo:rsid="000b4bf1" style:font-size-asian="9pt" style:font-size-complex="9pt"/>
    </style:style>
    <style:style style:name="T8" style:family="text">
      <style:text-properties officeooo:rsid="001bc490"/>
    </style:style>
    <style:style style:name="T9" style:family="text">
      <style:text-properties style:font-name="Open Sans2"/>
    </style:style>
    <style:style style:name="T10" style:family="text">
      <style:text-properties fo:color="#0000ff" loext:opacity="100%"/>
    </style:style>
    <style:style style:name="T11" style:family="text">
      <style:text-properties fo:color="#000000" loext:opacity="100%"/>
    </style:style>
    <style:style style:name="T12" style:family="text">
      <style:text-properties fo:color="#808080" loext:opacity="100%"/>
    </style:style>
    <style:style style:name="T13" style:family="text"/>
    <style:style style:name="T14" style:family="text">
      <style:text-properties officeooo:rsid="001c6b08"/>
    </style:style>
    <style:style style:name="T15" style:family="text">
      <style:text-properties officeooo:rsid="001c6b08"/>
    </style:style>
    <style:style style:name="T16" style:family="text">
      <style:text-properties fo:font-variant="normal" fo:text-transform="none" fo:color="#171717" loext:opacity="100%" style:font-name="Open Sans" fo:font-size="12pt" fo:letter-spacing="normal" fo:font-style="normal" fo:font-weight="normal" style:font-size-asian="12pt" style:font-size-complex="12pt"/>
    </style:style>
    <style:style style:name="T17" style:family="text">
      <style:text-properties style:font-name="OpenSans"/>
    </style:style>
    <style:style style:name="T18" style:family="text">
      <style:text-properties style:font-name="OpenSans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SERVER</text:p>
      <text:h text:style-name="P17" text:outline-level="3">Por que armazenar dados?</text:h>
      <text:p text:style-name="P3">Porque os seres humanos dependem de guardar informações para evoluírem.</text:p>
      <text:h text:style-name="Heading_20_3" text:outline-level="3">O que é um banco de dados?</text:h>
      <text:p text:style-name="P3">São dados armazenados em algum lugar. Por exemplo uma planilha excel.</text:p>
      <text:h text:style-name="Heading_20_3" text:outline-level="3">O que são SGBDS?</text:h>
      <text:p text:style-name="P4"><text:span text:style-name="T2">Sistema de Gerenciamento de Banco de Dados (SGBD) </text:span><text:span text:style-name="T3">é o conjunto de programas de computador (softwares) responsáveis pelo gerenciamento de uma base de dados.</text:span><text:span text:style-name="T1"> </text:span></text:p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Relacionais</text:p>
          </table:table-cell>
          <table:table-cell table:style-name="Tabela1.B1" office:value-type="string">
            <text:p text:style-name="P2">NoSQL</text:p>
          </table:table-cell>
        </table:table-row>
        <table:table-row table:style-name="Tabela1.2">
          <table:table-cell table:style-name="Tabela1.A2" office:value-type="string">
            <text:list xml:id="list3584073162" text:style-name="L1">
              <text:list-item>
                <text:p text:style-name="P41">SQL Server</text:p>
              </text:list-item>
              <text:list-item>
                <text:p text:style-name="P41">Oracle</text:p>
              </text:list-item>
              <text:list-item>
                <text:p text:style-name="P41">MySQL</text:p>
              </text:list-item>
            </text:list>
          </table:table-cell>
          <table:table-cell table:style-name="Tabela1.B2" office:value-type="string">
            <text:list xml:id="list125913681137847" text:continue-numbering="true" text:style-name="L1">
              <text:list-item>
                <text:p text:style-name="P41">MongoDB</text:p>
              </text:list-item>
              <text:list-item>
                <text:p text:style-name="P41">Neo4j</text:p>
              </text:list-item>
              <text:list-item>
                <text:p text:style-name="P41">Firebase</text:p>
              </text:list-item>
            </text:list>
          </table:table-cell>
        </table:table-row>
      </table:table>
      <text:p text:style-name="P5"/>
      <text:p text:style-name="P5">Relacionais são para sistemas que precisam de uma confiabilidade muito grande dos dados.</text:p>
      <text:p text:style-name="P5">NoSQL voltados para melhor performance para grande quantidades de dados, videos, img, localização…</text:p>
      <text:h text:style-name="P18" text:outline-level="3">Atomicidade</text:h>
      <text:p text:style-name="P6">Garantir que todos os dados estão corretos para de fato colocar esse dando dentro de uma tabela.</text:p>
      <text:h text:style-name="Heading_20_3" text:outline-level="3">Consistência dos dados</text:h>
      <text:p text:style-name="P6">É possível espelhar a base de dados tanto para leita e escrita dos dados de tal forma que todos os bd tenham a mesma informação sempre atualizada o que permite que o <text:s/>servidor não fique sobrecarregado com muitos pedidos. <text:span text:style-name="T4">Toda consulta irá esperar que os dados estejam iguais em qualquer base de dados (espelhada).</text:span></text:p>
      <text:p text:style-name="P6"/>
      <text:h text:style-name="Heading_20_3" text:outline-level="3">Instalar o SQL Server</text:h>
      <text:p text:style-name="P6">Para configurar o SQL Server no Ubuntu, execute os seguintes comandos em um terminal para instalar o pacote mssql-server.</text:p>
      <text:list xml:id="list3767889180" text:style-name="L2">
        <text:list-item>
          <text:p text:style-name="P46">Importe as chaves GPG do repositório público:</text:p>
        </text:list-item>
      </text:list>
      <text:p text:style-name="P16"><text:soft-page-break/></text:p>
      <text:p text:style-name="P11">wget -qO- https://packages.microsoft.com/keys/microsoft.asc | sudo apt-key add -</text:p>
      <text:p text:style-name="P15"/>
      <text:list xml:id="list1720588922" text:style-name="L3">
        <text:list-item>
          <text:p text:style-name="P20">Registre o repositório do Ubuntu do Microsoft SQL Server para o SQL Server 2019:</text:p>
        </text:list-item>
      </text:list>
      <text:p text:style-name="P12"/>
      <text:p text:style-name="P12"><text:tab/>Para o Ubuntu 20.04:</text:p>
      <text:p text:style-name="P7"><text:span text:style-name="T7">sudo add-apt-repository "$(wget -qO- </text:span><text:a xlink:type="simple" xlink:href="https://packages.microsoft.com/config/ubuntu/20.04/mssql-" text:style-name="Internet_20_link" text:visited-style-name="Visited_20_Internet_20_Link"><text:span text:style-name="T7">https://packages.microsoft.com/config/ubuntu/20.04/mssql-</text:span></text:a><text:span text:style-name="T7"><text:tab/>server-2019.list)"</text:span></text:p>
      <text:list xml:id="list3019437758" text:style-name="L4">
        <text:list-header>
          <text:p text:style-name="P22"/>
        </text:list-header>
        <text:list-item>
          <text:p text:style-name="P28"><text:span text:style-name="T6">E</text:span><text:span text:style-name="T5">xecute os comandos a seguir para instalar o SQL Server:</text:span></text:p>
          <text:p text:style-name="P21"/>
        </text:list-item>
      </text:list>
      <text:p text:style-name="P8">sudo apt-get update</text:p>
      <text:p text:style-name="P8">sudo apt-get install -y mssql-server</text:p>
      <text:p text:style-name="P39"/>
      <text:list xml:id="list1512469578" text:style-name="L5">
        <text:list-item>
          <text:p text:style-name="P23">Após a conclusão da instalação do pacote, execute a instalação de mssql-conf e siga os prompts para definir a senha SA e escolher sua edição.</text:p>
          <text:p text:style-name="P23"/>
        </text:list-item>
      </text:list>
      <text:p text:style-name="P8">sudo /opt/mssql/bin/mssql-conf setup</text:p>
      <text:p text:style-name="P10"/>
      <text:list xml:id="list3156145653" text:style-name="L6">
        <text:list-item>
          <text:p text:style-name="P27">Após concluir a configuração, verifique se o serviço está em execução:</text:p>
          <text:p text:style-name="P27"/>
        </text:list-item>
      </text:list>
      <text:p text:style-name="P9">systemctl status mssql-server –no-pager</text:p>
      <text:p text:style-name="P40"/>
      <text:list xml:id="list3982700249" text:style-name="L7">
        <text:list-item>
          <text:p text:style-name="P24">Se planeja se conectar remotamente, talvez seja preciso abrir a porta TCP do SQL Server (padrão 1433) em seu firewall.</text:p>
        </text:list-item>
      </text:list>
      <text:p text:style-name="P13"/>
      <text:p text:style-name="P14">Como instalar as ferramentas de linha de comando do SQL Server visitar o link abaixo:</text:p>
      <text:p text:style-name="P14"><text:a xlink:type="simple" xlink:href="https://docs.microsoft.com/pt-br/sql/linux/quickstart-install-connect-ubuntu?view=sql-server-ver15" text:style-name="Internet_20_link" text:visited-style-name="Visited_20_Internet_20_Link">https://docs.microsoft.com/pt-br/sql/linux/quickstart-install-connect-ubuntu?view=sql-server-ver15</text:a></text:p>
      <text:p text:style-name="P14"/>
      <text:p text:style-name="P26">Para conectar-se localmente: </text:p>
      <text:p text:style-name="P29">sqlcmd -S localhost -U SA -P '&lt;YourPassword&gt;'</text:p>
      <text:p text:style-name="P30"/>
      <text:p text:style-name="P38"><text:span text:style-name="T16">Se depois você decidir se conectar remotamente, especifique o nome do computador ou endereço IP do parâmetro </text:span><text:span text:style-name="Strong_20_Emphasis"><text:span text:style-name="T16">-S </text:span></text:span><text:span text:style-name="T16">e verifique se a porta 1433 está aberta no firewall.</text:span></text:p>
      <text:h text:style-name="P19" text:outline-level="3">Conceitos iniciais de criação de tabelas</text:h>
      <text:p text:style-name="P42"><text:span text:style-name="T9">Criar um banco de dados chamados Ecomerce:</text:span></text:p>
      <text:p text:style-name="P43"><text:span text:style-name="T8">c</text:span>reate database Ecomerce</text:p>
      <text:p text:style-name="P44"/>
      <text:p text:style-name="P45">Criar uma tabela chamada Teste com d<text:span text:style-name="T14">uas colunas</text:span>:</text:p>
      <text:p text:style-name="P31"><text:span text:style-name="T10">create</text:span><text:span text:style-name="T11"> </text:span><text:span text:style-name="T10">table</text:span><text:span text:style-name="T11"> Teste</text:span></text:p>
      <text:p text:style-name="P32"><text:span text:style-name="T12">(</text:span></text:p>
      <text:p text:style-name="P32"><text:span text:style-name="T11"><text:tab/>Descricao </text:span><text:span text:style-name="T10">varchar</text:span><text:span text:style-name="T12">(</text:span><text:span text:style-name="T11">50</text:span><text:span text:style-name="T12">)</text:span><text:span text:style-name="T11"> </text:span><text:span text:style-name="T12">null,</text:span></text:p>
      <text:p text:style-name="P32"><text:span text:style-name="T11"><text:tab/>Complemento </text:span><text:span text:style-name="T10">char</text:span><text:span text:style-name="T12">(</text:span><text:span text:style-name="T11">10</text:span><text:span text:style-name="T12">)</text:span><text:span text:style-name="T11"> </text:span><text:span text:style-name="T12">not</text:span><text:span text:style-name="T11"> </text:span><text:span text:style-name="T12">null</text:span></text:p>
      <text:p text:style-name="P31"><text:span text:style-name="T12">)</text:span></text:p>
      <text:p text:style-name="P33"><text:span text:style-name="T12"/></text:p>
      <text:p text:style-name="P37"><text:span text:style-name="T13">Tipos de dados:</text:span></text:p>
      <text:p text:style-name="P34"><text:span text:style-name="T13">int: valores numéricos </text:span></text:p>
      <text:p text:style-name="P34"><text:span text:style-name="T13">bigint: valores numéricos grande ex. Cpf</text:span></text:p>
      <text:p text:style-name="P34"><text:span text:style-name="T13">varchar(4000): tipo de dados de caractere de tamanho variável. </text:span><text:span text:style-name="T15">Caracteres alfanuméricos incluindo todo sistema de codificação UTF-8 se for habilitado.</text:span></text:p>
      <text:p text:style-name="P36"><text:soft-page-break/><text:span text:style-name="T13">Char: mesma característica do varchar porém utilizado quando os dados possuem tamanho fixo (se o tamanho for diferente o sql preenche os outros caracteres com espacios vazios).</text:span></text:p>
      <text:p text:style-name="P36"><text:span text:style-name="T13">Bit: aceita somente 0 ou 1.</text:span></text:p>
      <text:p text:style-name="P36"><text:span text:style-name="T13">not null: o campo definido com essa instrução não pode ser ‘nula’ ou null.</text:span></text:p>
      <text:p text:style-name="P34"><text:span text:style-name="T15"/></text:p>
      <text:p text:style-name="P35"><text:span text:style-name="T13"/></text:p>
      <text:p text:style-name="P35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" style:font-family-generic="swiss"/>
    <style:font-face style:name="Hack1" svg:font-family="Hack" style:font-pitch="fixed"/>
    <style:font-face style:name="Hack" svg:font-family="Hack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Negrito" style:font-family-generic="swiss" style:font-pitch="variable"/>
    <style:font-face style:name="Open Sans2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Open Sans2" fo:font-family="'Ope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Open Sans1" fo:font-family="'Open Sans'" style:font-style-name="Negrito" style:font-family-generic="swiss" style:font-pitch="variable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15:14:56.259337521</meta:creation-date>
    <meta:generator>LibreOffice/7.1.8.1$Windows_X86_64 LibreOffice_project/e1f30c802c3269a1d052614453f260e49458c82c</meta:generator>
    <dc:date>2022-01-13T12:59:12.336000000</dc:date>
    <meta:editing-duration>PT1H52M50S</meta:editing-duration>
    <meta:editing-cycles>12</meta:editing-cycles>
    <meta:document-statistic meta:table-count="1" meta:image-count="0" meta:object-count="0" meta:page-count="3" meta:paragraph-count="57" meta:word-count="496" meta:character-count="3229" meta:non-whitespace-character-count="2795"/>
  </office:meta>
</office:document-meta>
</file>